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import sqlite3</text:p>
      <text:p text:style-name="Standard">import os</text:p>
      <text:p text:style-name="Standard">import zipfile</text:p>
      <text:p text:style-name="Standard">from datetime import datetime</text:p>
      <text:p text:style-name="Standard">import smtplib</text:p>
      <text:p text:style-name="Standard">from email.mime.multipart import MIMEMultipart</text:p>
      <text:p text:style-name="Standard">from email.mime.base import MIMEBase</text:p>
      <text:p text:style-name="Standard">from email.mime.text import MIMEText</text:p>
      <text:p text:style-name="Standard">from email import encoders</text:p>
      <text:p text:style-name="Standard">import shutil</text:p>
      <text:p text:style-name="Standard"/>
      <text:p text:style-name="Standard">def create_backup():</text:p>
      <text:p text:style-name="Standard"><text:s text:c="4"/>"""Создание резервной копии базы данных"""</text:p>
      <text:p text:style-name="Standard"><text:s text:c="4"/>try:</text:p>
      <text:p text:style-name="Standard"><text:s text:c="8"/># Создаем имя файла с датой</text:p>
      <text:p text:style-name="Standard"><text:s text:c="8"/>timestamp = datetime.now().strftime('%Y%m%d_%H%M%S')</text:p>
      <text:p text:style-name="Standard"><text:s text:c="8"/>backup_filename = f"backup_{timestamp}"</text:p>
      <text:p text:style-name="Standard"><text:s text:c="8"/>backup_path = f"backups/{backup_filename}"</text:p>
      <text:p text:style-name="Standard"><text:s text:c="8"/></text:p>
      <text:p text:style-name="Standard"><text:s text:c="8"/># Копируем базу данных</text:p>
      <text:p text:style-name="Standard"><text:s text:c="8"/>if os.path.exists('english_teacher.db'):</text:p>
      <text:p text:style-name="Standard"><text:s text:c="12"/>shutil.copy2('english_teacher.db', f"{backup_path}.db")</text:p>
      <text:p text:style-name="Standard"><text:s text:c="12"/>print(f"База данных скопирована: {backup_path}.db")</text:p>
      <text:p text:style-name="Standard"><text:s text:c="8"/></text:p>
      <text:p text:style-name="Standard"><text:s text:c="8"/># Копируем папку uploads</text:p>
      <text:p text:style-name="Standard"><text:s text:c="8"/>if os.path.exists('static/uploads'):</text:p>
      <text:p text:style-name="Standard"><text:s text:c="12"/>shutil.copytree('static/uploads', f"{backup_path}_uploads", dirs_exist_ok=True)</text:p>
      <text:p text:style-name="Standard"><text:s text:c="12"/>print(f"Папка uploads скопирована: {backup_path}_uploads")</text:p>
      <text:p text:style-name="Standard"><text:s text:c="8"/></text:p>
      <text:p text:style-name="Standard"><text:s text:c="8"/># Создаем ZIP архив</text:p>
      <text:p text:style-name="Standard"><text:s text:c="8"/>zip_filename = f"{backup_path}.zip"</text:p>
      <text:p text:style-name="Standard"><text:s text:c="8"/>with zipfile.ZipFile(zip_filename, 'w', zipfile.ZIP_DEFLATED) as zipf:</text:p>
      <text:p text:style-name="Standard"><text:s text:c="12"/># Добавляем базу данных</text:p>
      <text:p text:style-name="Standard"><text:s text:c="12"/>if os.path.exists(f"{backup_path}.db"):</text:p>
      <text:p text:style-name="Standard"><text:s text:c="16"/>zipf.write(f"{backup_path}.db", f"{backup_filename}.db")</text:p>
      <text:p text:style-name="Standard"><text:s text:c="12"/></text:p>
      <text:p text:style-name="Standard"><text:s text:c="12"/># Добавляем файлы из uploads</text:p>
      <text:p text:style-name="Standard"><text:s text:c="12"/>if os.path.exists(f"{backup_path}_uploads"):</text:p>
      <text:p text:style-name="Standard"><text:s text:c="16"/>for root, dirs, files in os.walk(f"{backup_path}_uploads"):</text:p>
      <text:p text:style-name="Standard"><text:s text:c="20"/>for file in files:</text:p>
      <text:p text:style-name="Standard"><text:s text:c="24"/>file_path = os.path.join(root, file)</text:p>
      <text:p text:style-name="Standard"><text:s text:c="24"/>arc_path = os.path.relpath(file_path, f"{backup_path}_uploads")</text:p>
      <text:p text:style-name="Standard"><text:s text:c="24"/>zipf.write(file_path, f"uploads/{arc_path}")</text:p>
      <text:p text:style-name="Standard"><text:s text:c="8"/></text:p>
      <text:p text:style-name="Standard"><text:s text:c="8"/># Удаляем временные файлы</text:p>
      <text:p text:style-name="Standard"><text:s text:c="8"/>if os.path.exists(f"{backup_path}.db"):</text:p>
      <text:p text:style-name="Standard"><text:s text:c="12"/>os.remove(f"{backup_path}.db")</text:p>
      <text:p text:style-name="Standard"><text:s text:c="8"/>if os.path.exists(f"{backup_path}_uploads"):</text:p>
      <text:p text:style-name="Standard"><text:s text:c="12"/>shutil.rmtree(f"{backup_path}_uploads")</text:p>
      <text:p text:style-name="Standard"><text:s text:c="8"/></text:p>
      <text:p text:style-name="Standard"><text:s text:c="8"/>print(f"Резервная копия создана: {zip_filename}")</text:p>
      <text:p text:style-name="Standard"><text:s text:c="8"/>return zip_filename</text:p>
      <text:p text:style-name="Standard"><text:soft-page-break/><text:s text:c="8"/></text:p>
      <text:p text:style-name="Standard"><text:s text:c="4"/>except Exception as e:</text:p>
      <text:p text:style-name="Standard"><text:s text:c="8"/>print(f"Ошибка при создании резервной копии: {e}")</text:p>
      <text:p text:style-name="Standard"><text:s text:c="8"/>return None</text:p>
      <text:p text:style-name="Standard"/>
      <text:p text:style-name="Standard">def send_backup_email(backup_file, email_config):</text:p>
      <text:p text:style-name="Standard"><text:s text:c="4"/>"""Отправка резервной копии на email"""</text:p>
      <text:p text:style-name="Standard"><text:s text:c="4"/>try:</text:p>
      <text:p text:style-name="Standard"><text:s text:c="8"/># Создаем сообщение</text:p>
      <text:p text:style-name="Standard"><text:s text:c="8"/>msg = MIMEMultipart()</text:p>
      <text:p text:style-name="Standard"><text:s text:c="8"/>msg['From'] = email_config['from_email']</text:p>
      <text:p text:style-name="Standard"><text:s text:c="8"/>msg['To'] = email_config['to_email']</text:p>
      <text:p text:style-name="Standard"><text:s text:c="8"/>msg['Subject'] = f"Резервная копия сайта - {datetime.now().strftime('%d.%m.%Y %H:%M')}"</text:p>
      <text:p text:style-name="Standard"><text:s text:c="8"/></text:p>
      <text:p text:style-name="Standard"><text:s text:c="8"/># Текст сообщения</text:p>
      <text:p text:style-name="Standard"><text:s text:c="8"/>body = f"""</text:p>
      <text:p text:style-name="Standard"><text:s text:c="8"/>Здравствуйте!</text:p>
      <text:p text:style-name="Standard"><text:s text:c="8"/></text:p>
      <text:p text:style-name="Standard"><text:s text:c="8"/>Это автоматическая резервная копия сайта преподавателя английского языка.</text:p>
      <text:p text:style-name="Standard"><text:s text:c="8"/>Дата создания: {datetime.now().strftime('%d.%m.%Y %H:%M:%S')}</text:p>
      <text:p text:style-name="Standard"><text:s text:c="8"/></text:p>
      <text:p text:style-name="Standard"><text:s text:c="8"/>В архиве содержатся:</text:p>
      <text:p text:style-name="Standard"><text:s text:c="8"/>- База данных сайта</text:p>
      <text:p text:style-name="Standard"><text:s text:c="8"/>- Все загруженные файлы (изображения, документы)</text:p>
      <text:p text:style-name="Standard"><text:s text:c="8"/></text:p>
      <text:p text:style-name="Standard"><text:s text:c="8"/>С уважением,</text:p>
      <text:p text:style-name="Standard"><text:s text:c="8"/>Система резервного копирования</text:p>
      <text:p text:style-name="Standard"><text:s text:c="8"/>"""</text:p>
      <text:p text:style-name="Standard"><text:s text:c="8"/>msg.attach(MIMEText(body, 'plain', 'utf-8'))</text:p>
      <text:p text:style-name="Standard"><text:s text:c="8"/></text:p>
      <text:p text:style-name="Standard"><text:s text:c="8"/># Прикрепляем файл</text:p>
      <text:p text:style-name="Standard"><text:s text:c="8"/>if backup_file and os.path.exists(backup_file):</text:p>
      <text:p text:style-name="Standard"><text:s text:c="12"/>with open(backup_file, "rb") as attachment:</text:p>
      <text:p text:style-name="Standard"><text:s text:c="16"/>part = MIMEBase('application', 'octet-stream')</text:p>
      <text:p text:style-name="Standard"><text:s text:c="16"/>part.set_payload(attachment.read())</text:p>
      <text:p text:style-name="Standard"><text:s text:c="12"/></text:p>
      <text:p text:style-name="Standard"><text:s text:c="12"/>encoders.encode_base64(part)</text:p>
      <text:p text:style-name="Standard"><text:s text:c="12"/>part.add_header(</text:p>
      <text:p text:style-name="Standard"><text:s text:c="16"/>'Content-Disposition',</text:p>
      <text:p text:style-name="Standard"><text:s text:c="16"/>f'attachment; filename= {os.path.basename(backup_file)}'</text:p>
      <text:p text:style-name="Standard"><text:s text:c="12"/>)</text:p>
      <text:p text:style-name="Standard"><text:s text:c="12"/>msg.attach(part)</text:p>
      <text:p text:style-name="Standard"><text:s text:c="8"/></text:p>
      <text:p text:style-name="Standard"><text:s text:c="8"/># Подключаемся к SMTP серверу и отправляем</text:p>
      <text:p text:style-name="Standard"><text:s text:c="8"/>server = smtplib.SMTP(email_config['smtp_server'], email_config['smtp_port'])</text:p>
      <text:p text:style-name="Standard"><text:s text:c="8"/>server.starttls()</text:p>
      <text:p text:style-name="Standard"><text:s text:c="8"/>server.login(email_config['from_email'], email_config['password'])</text:p>
      <text:p text:style-name="Standard"><text:s text:c="8"/>text = msg.as_string()</text:p>
      <text:p text:style-name="Standard"><text:s text:c="8"/>server.sendmail(email_config['from_email'], email_config['to_email'], text)</text:p>
      <text:p text:style-name="Standard"><text:s text:c="8"/>server.quit()</text:p>
      <text:p text:style-name="Standard"><text:s text:c="8"/></text:p>
      <text:p text:style-name="Standard"><text:soft-page-break/><text:s text:c="8"/>print(f"Резервная копия отправлена на {email_config['to_email']}")</text:p>
      <text:p text:style-name="Standard"><text:s text:c="8"/>return True</text:p>
      <text:p text:style-name="Standard"><text:s text:c="8"/></text:p>
      <text:p text:style-name="Standard"><text:s text:c="4"/>except Exception as e:</text:p>
      <text:p text:style-name="Standard"><text:s text:c="8"/>print(f"Ошибка при отправке email: {e}")</text:p>
      <text:p text:style-name="Standard"><text:s text:c="8"/>return False</text:p>
      <text:p text:style-name="Standard"/>
      <text:p text:style-name="Standard">def cleanup_old_backups(max_backups=30):</text:p>
      <text:p text:style-name="Standard"><text:s text:c="4"/>"""Удаление старых резервных копий (оставляем только последние 30)"""</text:p>
      <text:p text:style-name="Standard"><text:s text:c="4"/>try:</text:p>
      <text:p text:style-name="Standard"><text:s text:c="8"/>if not os.path.exists('backups'):</text:p>
      <text:p text:style-name="Standard"><text:s text:c="12"/>return</text:p>
      <text:p text:style-name="Standard"><text:s text:c="12"/></text:p>
      <text:p text:style-name="Standard"><text:s text:c="8"/># Получаем список всех файлов</text:p>
      <text:p text:style-name="Standard"><text:s text:c="8"/>files = [f for f in os.listdir('backups') if f.endswith('.zip')]</text:p>
      <text:p text:style-name="Standard"><text:s text:c="8"/>files.sort(key=lambda x: os.path.getctime(os.path.join('backups', x)), reverse=True)</text:p>
      <text:p text:style-name="Standard"><text:s text:c="8"/></text:p>
      <text:p text:style-name="Standard"><text:s text:c="8"/># Удаляем старые файлы</text:p>
      <text:p text:style-name="Standard"><text:s text:c="8"/>for file in files[max_backups:]:</text:p>
      <text:p text:style-name="Standard"><text:s text:c="12"/>os.remove(os.path.join('backups', file))</text:p>
      <text:p text:style-name="Standard"><text:s text:c="12"/>print(f"Удалена старая резервная копия: {file}")</text:p>
      <text:p text:style-name="Standard"><text:s text:c="12"/></text:p>
      <text:p text:style-name="Standard"><text:s text:c="4"/>except Exception as e:</text:p>
      <text:p text:style-name="Standard"><text:s text:c="8"/>print(f"Ошибка при очистке старых резервных копий: {e}")</text:p>
      <text:p text:style-name="Standard"/>
      <text:p text:style-name="Standard">def backup_and_send():</text:p>
      <text:p text:style-name="Standard"><text:s text:c="4"/>"""Основная функция резервного копирования"""</text:p>
      <text:p text:style-name="Standard"><text:s text:c="4"/>print(f"Начинаем создание резервной копии: {datetime.now()}")</text:p>
      <text:p text:style-name="Standard"><text:s text:c="4"/></text:p>
      <text:p text:style-name="Standard"><text:s text:c="4"/># Конфигурация email (измените на свои данные)</text:p>
      <text:p text:style-name="Standard"><text:s text:c="4"/>email_config = {</text:p>
      <text:p text:style-name="Standard"><text:s text:c="8"/>'from_email': 'your_email@gmail.com', <text:s/># Ваш email</text:p>
      <text:p text:style-name="Standard"><text:s text:c="8"/>'to_email': 'recipient@gmail.com', <text:s text:c="4"/># Email получателя</text:p>
      <text:p text:style-name="Standard"><text:s text:c="8"/>'password': 'your_app_password', <text:s text:c="6"/># Пароль приложения</text:p>
      <text:p text:style-name="Standard"><text:s text:c="8"/>'smtp_server': 'smtp.gmail.com',</text:p>
      <text:p text:style-name="Standard"><text:s text:c="8"/>'smtp_port': 587</text:p>
      <text:p text:style-name="Standard"><text:s text:c="4"/>}</text:p>
      <text:p text:style-name="Standard"><text:s text:c="4"/></text:p>
      <text:p text:style-name="Standard"><text:s text:c="4"/># Создаем резервную копию</text:p>
      <text:p text:style-name="Standard"><text:s text:c="4"/>backup_file = create_backup()</text:p>
      <text:p text:style-name="Standard"><text:s text:c="4"/></text:p>
      <text:p text:style-name="Standard"><text:s text:c="4"/>if backup_file:</text:p>
      <text:p text:style-name="Standard"><text:s text:c="8"/># Отправляем на email</text:p>
      <text:p text:style-name="Standard"><text:s text:c="8"/>if send_backup_email(backup_file, email_config):</text:p>
      <text:p text:style-name="Standard"><text:s text:c="12"/>print("Резервная копия успешно создана и отправлена!")</text:p>
      <text:p text:style-name="Standard"><text:s text:c="8"/>else:</text:p>
      <text:p text:style-name="Standard"><text:s text:c="12"/>print("Резервная копия создана, но не отправлена на email")</text:p>
      <text:p text:style-name="Standard"><text:s text:c="8"/></text:p>
      <text:p text:style-name="Standard"><text:s text:c="8"/># Очищаем старые резервные копии</text:p>
      <text:p text:style-name="Standard"><text:s text:c="8"/>cleanup_old_backups()</text:p>
      <text:p text:style-name="Standard"><text:s text:c="4"/>else:</text:p>
      <text:p text:style-name="Standard"><text:s text:c="8"/>print("Ошибка при создании резервной копии")</text:p>
      <text:p text:style-name="Standard"><text:soft-page-break/></text:p>
      <text:p text:style-name="Standard">if __name__ == "__main__":</text:p>
      <text:p text:style-name="Standard"><text:s text:c="4"/>backup_and_send(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5T11:55:07.187486850</meta:creation-date>
    <dc:date>2025-08-05T11:55:14.661436444</dc:date>
    <meta:editing-duration>PT8S</meta:editing-duration>
    <meta:editing-cycles>1</meta:editing-cycles>
    <meta:document-statistic meta:table-count="0" meta:image-count="0" meta:object-count="0" meta:page-count="4" meta:paragraph-count="153" meta:word-count="437" meta:character-count="5701" meta:non-whitespace-character-count="4163"/>
    <meta:generator>LibreOffice/24.2.7.2$Linux_X86_64 LibreOffice_project/420$Build-2</meta:generator>
  </office:meta>
</office:document-meta>
</file>